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10cm" svg:x="-0.008cm" svg:y="-0.00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7:26:37.156097334</meta:creation-date>
    <dc:date>2016-04-25T15:56:12.596648479</dc:date>
    <meta:editing-duration>PT12M17S</meta:editing-duration>
    <meta:editing-cycles>6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3cm" chart:symbol-height="0.3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0.001cm" xlink:href="." xlink:type="simple" chart:class="chart:scatter" chart:style-name="ch1">
        <chart:legend svg:x="10.906cm" svg:y="0.573cm" style:legend-expansion="custom" chartooo:width="3.319cm" chartooo:height="1.77cm" style:legend-expansion-aspect-ratio="1.87514124293785" chart:style-name="ch2"/>
        <chart:plot-area chart:style-name="ch3" chart:data-source-has-labels="both" svg:x="0.942cm" svg:y="0.21cm" svg:width="14.024cm" svg:height="9.189cm">
          <chartooo:coordinate-region svg:x="1.934cm" svg:y="0.449cm" svg:width="12.66cm" svg:height="8.224cm"/>
          <chart:axis chart:dimension="x" chart:name="primary-x" chart:style-name="ch4" chartooo:axis-type="auto">
            <chart:title svg:x="7.46cm" svg:y="9.293cm" chart:style-name="ch5">
              <text:p>Time</text:p>
            </chart:title>
            <chart:categories table:cell-range-address="local-table.$A$2:.$A$6"/>
          </chart:axis>
          <chart:axis chart:dimension="y" chart:name="primary-y" chart:style-name="ch4">
            <chart:title svg:x="0cm" svg:y="5.602cm" chart:style-name="ch6">
              <text:p>Memory</text:p>
            </chart:title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9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I-HOMs-All</text:p>
              </table:table-cell>
              <table:table-cell office:value-type="string">
                <text:p/>
              </table:table-cell>
              <table:table-cell office:value-type="string">
                <text:p>GI-HOMs-Sel</text:p>
              </table:table-cell>
              <table:table-cell office:value-type="string">
                <text:p/>
              </table:table-cell>
              <table:table-cell office:value-type="string">
                <text:p>GI-FO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3713">
                <text:p>0.933713</text:p>
              </table:table-cell>
              <table:table-cell office:value-type="float" office:value="0.997671">
                <text:p>0.997671</text:p>
              </table:table-cell>
              <table:table-cell office:value-type="float" office:value="0.93512">
                <text:p>0.93512</text:p>
              </table:table-cell>
              <table:table-cell office:value-type="float" office:value="0.998447">
                <text:p>0.998447</text:p>
              </table:table-cell>
              <table:table-cell office:value-type="float" office:value="0.980259">
                <text:p>0.980259</text:p>
              </table:table-cell>
              <table:table-cell office:value-type="float" office:value="0.984472">
                <text:p>0.9844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5016">
                <text:p>0.935016</text:p>
              </table:table-cell>
              <table:table-cell office:value-type="float" office:value="0.982919">
                <text:p>0.982919</text:p>
              </table:table-cell>
              <table:table-cell office:value-type="float" office:value="0.938802">
                <text:p>0.938802</text:p>
              </table:table-cell>
              <table:table-cell office:value-type="float" office:value="0.982919">
                <text:p>0.982919</text:p>
              </table:table-cell>
              <table:table-cell office:value-type="float" office:value="0.949278">
                <text:p>0.949278</text:p>
              </table:table-cell>
              <table:table-cell office:value-type="float" office:value="0.997671">
                <text:p>0.997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1435">
                <text:p>0.931435</text:p>
              </table:table-cell>
              <table:table-cell office:value-type="float" office:value="0.998447">
                <text:p>0.998447</text:p>
              </table:table-cell>
              <table:table-cell office:value-type="float" office:value="0.936077">
                <text:p>0.936077</text:p>
              </table:table-cell>
              <table:table-cell office:value-type="float" office:value="0.98913">
                <text:p>0.98913</text:p>
              </table:table-cell>
              <table:table-cell office:value-type="float" office:value="0.947543">
                <text:p>0.947543</text:p>
              </table:table-cell>
              <table:table-cell office:value-type="float" office:value="1.001553">
                <text:p>1.001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3839">
                <text:p>0.933839</text:p>
              </table:table-cell>
              <table:table-cell office:value-type="float" office:value="0.984472">
                <text:p>0.98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0854">
                <text:p>0.930854</text:p>
              </table:table-cell>
              <table:table-cell office:value-type="float" office:value="1.001553">
                <text:p>1.00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